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sans-serif"/>
    <style:font-face style:name="Curent new" svg:font-family="'Curent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" style:family="paragraph" style:parent-style-name="Standard">
      <style:text-properties fo:color="#ff950e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5" style:family="paragraph" style:parent-style-name="Standard">
      <style:text-properties fo:color="#ff950e"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6" style:family="paragraph" style:parent-style-name="Standard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text-properties style:use-window-font-color="true"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Standard">
      <style:text-properties style:use-window-font-color="true" style:font-name="Arial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Standard">
      <style:text-properties fo:color="#00ae00"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14" style:family="paragraph" style:parent-style-name="Standard"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normal" style:font-size-asian="10pt" style:font-weight-asian="bold" style:font-size-complex="10pt" style:font-weight-complex="bold"/>
    </style:style>
    <style:style style:name="P16" style:family="paragraph" style:parent-style-name="Standard"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7" style:family="paragraph" style:parent-style-name="Standard">
      <style:text-properties fo:font-variant="normal" fo:text-transform="none" fo:color="#ff950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8" style:family="paragraph" style:parent-style-name="Standard">
      <style:text-properties fo:color="#c0c0c0" style:font-name="Arial" fo:font-size="10pt" fo:font-weight="normal" style:font-size-asian="10pt" style:font-weight-asian="normal" style:font-size-complex="10pt" style:font-weight-complex="normal"/>
    </style:style>
    <style:style style:name="P19" style:family="paragraph" style:parent-style-name="Standard">
      <style:text-properties fo:color="#ff0000" style:font-name="Arial" fo:font-size="10pt" fo:font-weight="normal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style:font-name-asian="Courier New" style:font-size-asian="10pt" style:font-name-complex="Courier New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text-underline-style="solid" style:text-underline-width="auto" style:text-underline-color="font-color" style:font-name-asian="Courier New" style:font-size-asian="10pt" style:font-name-complex="Courier New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4pt" fo:font-weight="bold" style:font-name-asian="Courier New" style:font-size-asian="14pt" style:font-weight-asian="bold" style:font-name-complex="Courier New" style:font-size-complex="14pt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f55bf" style:font-name="Courier New" fo:font-size="10pt" style:font-name-asian="Courier New" style:font-size-asian="10pt" style:font-name-complex="Courier New" style:font-size-complex="10pt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0000" style:font-name="Courier New" fo:font-size="10pt" style:font-name-asian="Courier New" style:font-size-asian="10pt" style:font-name-complex="Courier New" style:font-size-complex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P35" style:family="paragraph" style:parent-style-name="Preformatted_20_Text">
      <style:text-properties fo:font-variant="normal" fo:text-transform="none" fo:color="#000000" style:font-name="Arial" fo:font-size="10.5pt" fo:letter-spacing="normal" fo:font-style="normal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text-properties style:font-name="Arial" fo:font-size="10pt" style:font-size-asian="10pt" style:font-size-complex="10pt"/>
    </style:style>
    <style:style style:name="P37" style:family="paragraph" style:parent-style-name="Text_20_body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38" style:family="paragraph" style:parent-style-name="Standard">
      <style:text-properties style:font-name="Courier New" fo:font-size="10pt" style:font-name-asian="Courier New" style:font-size-asian="10pt" style:font-name-complex="Courier New" style:font-size-complex="10pt"/>
    </style:style>
    <style:style style:name="P39" style:family="paragraph" style:parent-style-name="Standard">
      <style:text-properties style:use-window-font-color="true" style:font-name="Courier New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0" style:family="paragraph" style:parent-style-name="Standard">
      <style:text-properties style:use-window-font-color="true" style:font-name="Courier New" fo:font-size="10pt" style:font-name-asian="Courier New" style:font-size-asian="10pt" style:font-name-complex="Courier New" style:font-size-complex="10pt"/>
    </style:style>
    <style:style style:name="P41" style:family="paragraph" style:parent-style-name="Standard">
      <style:text-properties style:font-name="Arial" fo:font-size="10pt" style:font-size-asian="10pt" style:font-size-complex="10pt"/>
    </style:style>
    <style:style style:name="P42" style:family="paragraph" style:parent-style-name="Standard">
      <style:text-properties style:font-name="Courier New" fo:font-size="10pt" style:font-size-asian="10pt" style:font-size-complex="10pt"/>
    </style:style>
    <style:style style:name="P43" style:family="paragraph" style:parent-style-name="Standard" style:list-style-name="L1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4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T1" style:family="text">
      <style:text-properties fo:color="#ff950e" fo:font-weight="bold" style:font-weight-asian="bold" style:font-weight-complex="bold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fo:color="#00ae00"/>
    </style:style>
    <style:style style:name="T4" style:family="text">
      <style:text-properties fo:color="#00ae00" style:font-name="Arial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ff0000" fo:font-weight="bold" style:font-weight-asian="bold" style:font-weight-complex="bold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letter-spacing="normal" fo:font-style="normal" style:font-weight-asian="bold" style:font-weight-complex="bold"/>
    </style:style>
    <style:style style:name="T12" style:family="text">
      <style:text-properties fo:font-variant="normal" fo:text-transform="none" fo:color="#ff0000" fo:letter-spacing="normal" fo:font-style="normal" style:font-weight-asian="bold" style:font-weight-complex="bold"/>
    </style:style>
    <style:style style:name="T13" style:family="text">
      <style:text-properties fo:font-variant="normal" fo:text-transform="none" fo:color="#ff950e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444444" fo:letter-spacing="normal" fo:font-style="normal" fo:font-weight="normal"/>
    </style:style>
    <style:style style:name="T15" style:family="text">
      <style:text-properties fo:font-variant="normal" fo:text-transform="none" fo:color="#444444" style:font-name="Arial" fo:letter-spacing="normal" fo:font-style="normal" fo:font-weight="normal"/>
    </style:style>
    <style:style style:name="T16" style:family="text">
      <style:text-properties fo:font-variant="normal" fo:text-transform="none" fo:color="#0088cc" style:text-line-through-style="none" fo:letter-spacing="normal" fo:font-style="normal" style:text-underline-style="none" fo:font-weight="normal" style:text-blinking="fals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color="#000000"/>
    </style:style>
    <style:style style:name="T22" style:family="text">
      <style:text-properties fo:color="#000000" style:text-underline-style="solid" style:text-underline-width="auto" style:text-underline-color="font-color"/>
    </style:style>
    <style:style style:name="T2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000000" style:font-name="Arial" style:font-name-asian="Courier New" style:font-name-complex="Courier New"/>
    </style:style>
    <style:style style:name="T25" style:family="text">
      <style:text-properties fo:color="#000000" style:font-name="Arial" fo:font-size="10pt" style:font-name-asian="Courier New" style:font-size-asian="10pt" style:font-name-complex="Courier New" style:font-size-complex="10pt"/>
    </style:style>
    <style:style style:name="T26" style:family="text">
      <style:text-properties fo:color="#000000" style:font-name="Arial1" fo:font-size="10pt"/>
    </style:style>
    <style:style style:name="T27" style:family="text">
      <style:text-properties fo:color="#7f0055"/>
    </style:style>
    <style:style style:name="T28" style:family="text">
      <style:text-properties fo:color="#7f0055" fo:font-weight="bold" style:font-weight-asian="bold" style:font-weight-complex="bold"/>
    </style:style>
    <style:style style:name="T29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30" style:family="text">
      <style:text-properties fo:color="#557f5f"/>
    </style:style>
    <style:style style:name="T31" style:family="text">
      <style:text-properties fo:color="#3f55bf"/>
    </style:style>
    <style:style style:name="T32" style:family="text">
      <style:text-properties style:font-name="Courier New"/>
    </style:style>
    <text:list-style style:name="L1">
      <text:list-level-style-number text:level="1" text:style-name="Numbering_20_Symbols" style:num-suffix="." style:num-format="1" text:start-value="1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Edytujemy plik i wprowadzamy informacje na teamt naszej bazy danych:</text:p>
      <text:p text:style-name="P1"/>
      <text:p text:style-name="P1">C:\sf2-git-tutorials\blog/app/config/parameters.yml</text:p>
      <text:p text:style-name="P2">parameters:</text:p>
      <text:p text:style-name="P20"><text:s text:c="4"/>database_host: 127.0.0.1</text:p>
      <text:p text:style-name="P20"><text:s text:c="4"/>database_port: null</text:p>
      <text:p text:style-name="P20"><text:s text:c="4"/>database_name: <text:span text:style-name="T3">blog</text:span></text:p>
      <text:p text:style-name="P20"><text:s text:c="4"/>database_user: root</text:p>
      <text:p text:style-name="P20"><text:s text:c="4"/>database_password: null</text:p>
      <text:p text:style-name="P20"><text:s text:c="4"/>mailer_transport: smtp</text:p>
      <text:p text:style-name="P20"><text:s text:c="4"/>mailer_host: 127.0.0.1</text:p>
      <text:p text:style-name="P20"><text:s text:c="4"/>mailer_user: null</text:p>
      <text:p text:style-name="P20"><text:s text:c="4"/>mailer_password: null</text:p>
      <text:p text:style-name="P20"><text:s text:c="4"/>secret: ThisTokenIsNotSoSecretChangeIt</text:p>
      <text:p text:style-name="P2"/>
      <text:p text:style-name="P2"># ustawienia dla sqlite</text:p>
      <text:p text:style-name="P42">parameters:</text:p>
      <text:p text:style-name="P42"><text:s text:c="4"/>database_host: 127.0.0.1</text:p>
      <text:p text:style-name="P42"><text:s text:c="4"/>database_port: null</text:p>
      <text:p text:style-name="P42"><text:s text:c="4"/>database_name: <text:span text:style-name="T3">null</text:span></text:p>
      <text:p text:style-name="P42"><text:s text:c="4"/>database_user: root</text:p>
      <text:p text:style-name="P42"><text:s text:c="4"/>database_password: null</text:p>
      <text:p text:style-name="P40"><text:span text:style-name="T32"><text:s text:c="4"/></text:span>database_path: '%kernel.root_dir%/data/<text:span text:style-name="T3">blog.sqlite</text:span>'</text:p>
      <text:p text:style-name="P42"><text:s text:c="4"/>mailer_transport: smtp</text:p>
      <text:p text:style-name="P42"><text:s text:c="4"/>mailer_host: 127.0.0.1</text:p>
      <text:p text:style-name="P42"><text:s text:c="4"/>mailer_user: null</text:p>
      <text:p text:style-name="P42"><text:s text:c="4"/>mailer_password: null</text:p>
      <text:p text:style-name="P42"><text:s text:c="4"/>secret: ThisTokenIsNotSoSecretChangeIt</text:p>
      <text:p text:style-name="P1"/>
      <text:p text:style-name="P1"># wprowadzamy zmiany w pliku config.yml jeśli chcemy trzymać danę w <text:span text:style-name="T3">sqlite</text:span></text:p>
      <text:p text:style-name="P36">app\config\config.yml </text:p>
      <text:p text:style-name="P42">doctrine:</text:p>
      <text:p text:style-name="P42"><text:s text:c="4"/>dbal:</text:p>
      <text:p text:style-name="P42"><text:s text:c="8"/>driver: <text:s text:c="2"/><text:span text:style-name="T3">pdo_sqlite</text:span></text:p>
      <text:p text:style-name="P42"><text:s text:c="8"/>host: <text:s text:c="4"/>"%database_host%"</text:p>
      <text:p text:style-name="P42"><text:s text:c="8"/>port: <text:s text:c="4"/>"%database_port%"</text:p>
      <text:p text:style-name="P42"><text:s text:c="8"/>dbname: <text:s text:c="2"/>"%database_name%"</text:p>
      <text:p text:style-name="P42"><text:s text:c="8"/>user: <text:s text:c="4"/>"%database_user%"</text:p>
      <text:p text:style-name="P42"><text:s text:c="8"/>password: "%database_password%"</text:p>
      <text:p text:style-name="P42"><text:s text:c="8"/>charset: <text:s/>UTF8</text:p>
      <text:p text:style-name="P42"><text:s text:c="8"/># if using pdo_sqlite as your database driver:</text:p>
      <text:p text:style-name="P42"><text:s text:c="8"/># <text:s text:c="2"/>1. add the path in parameters.yml</text:p>
      <text:p text:style-name="P42"><text:s text:c="8"/># <text:s text:c="4"/>e.g. database_path: "%kernel.root_dir%/data/data.db3"</text:p>
      <text:p text:style-name="P42"><text:s text:c="8"/># <text:s text:c="2"/>2. Uncomment database_path in parameters.yml.dist</text:p>
      <text:p text:style-name="P42"><text:s text:c="8"/># <text:s text:c="2"/>3. Uncomment next line:</text:p>
      <text:p text:style-name="P42"><text:s text:c="8"/># <text:s text:c="4"/>path: <text:s text:c="4"/>"%database_path%"</text:p>
      <text:p text:style-name="P42"><text:s text:c="8"/><text:span text:style-name="T3">path: <text:s text:c="4"/>"%database_path%"</text:span></text:p>
      <text:p text:style-name="P36"/>
      <text:p text:style-name="P6">2.Zapisanie tabel bazy danych w formacie yml</text:p>
      <text:p text:style-name="P10"><text:span text:style-name="T3"/></text:p>
      <text:p text:style-name="P37"># src/BlogBundle/Resources/config/<text:span text:style-name="T3">doctrine/Comment.orm.yml</text:span></text:p>
      <text:p text:style-name="P37"># src/BlogBundle/Resources/config/<text:span text:style-name="T3">doctrine/Post.orm.yml </text:span></text:p>
      <text:p text:style-name="P37"># src/BlogBundle/Resources/config/<text:span text:style-name="T3">doctrine/Tag.orm.yml </text:span></text:p>
      <text:p text:style-name="P10"><text:span text:style-name="T3"/></text:p>
      <text:p text:style-name="P14"/>
      <text:p text:style-name="P2">Przykładowa tabela Post<text:span text:style-name="T2">.orm.yml</text:span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>3. Tworzenie bazy danych za pomocą polecenia</text:p>
      <text:p text:style-name="P1"/>
      <text:p text:style-name="P1"><text:tab/><text:span text:style-name="T1">php app/console doctrine:database:create</text:span></text:p>
      <text:p text:style-name="P6"/>
      <text:p text:style-name="P6">4. Tworzenie klas za pomocą polecenia</text:p>
      <text:p text:style-name="P6"/>
      <text:p text:style-name="P7"><text:tab/><text:span text:style-name="T1">php app/console doctrine:generate:entities ApplicationShopBundle</text:span></text:p>
      <text:p text:style-name="P4"/>
      <text:p text:style-name="P6">Po wykonabiu polecenia powstaje katalog Entity z klasami:</text:p>
      <text:p text:style-name="P6"/>
      <text:p text:style-name="P11"><text:span text:style-name="T5">src\Application\ShopBundle\</text:span>Entity\Category.php</text:p>
      <text:p text:style-name="P11"><text:span text:style-name="T5">src\Application\ShopBundle\</text:span>Entity\Image.php</text:p>
      <text:p text:style-name="P11"><text:span text:style-name="T5">src\Application\ShopBundle\</text:span>Entity\Product.php</text:p>
      <text:p text:style-name="P11"><text:span text:style-name="T5">src\Application\ShopBundle\</text:span>Entity\ProductTransaction.php</text:p>
      <text:p text:style-name="P11"><text:span text:style-name="T5">src\Application\ShopBundle\</text:span>Entity\Review.php</text:p>
      <text:p text:style-name="P12"><text:span text:style-name="T5">src\Application\ShopBundle\</text:span>Entity\Transaction.php</text:p>
      <text:p text:style-name="P11"><text:span text:style-name="T5">src\Application\ShopBundle\</text:span>Entity\User.php</text:p>
      <text:p text:style-name="P12"><text:span text:style-name="T5">src\Application\ShopBundle\</text:span>Entity\Tag.php</text:p>
      <text:p text:style-name="P12"/>
      <text:p text:style-name="P7">5. W powstałych klasach dodajemy następujące wpisy:</text:p>
      <text:p text:style-name="P4"/>
      <text:p text:style-name="P11"><text:span text:style-name="T5">src\Application\ShopBundle\</text:span>Entity\Category.php</text:p>
      <text:p text:style-name="P11"><text:span text:style-name="T5">src\Application\ShopBundle\</text:span>Entity\Product.php</text:p>
      <text:p text:style-name="P12"><text:soft-page-break/><text:span text:style-name="T5">src\Application\ShopBundle\</text:span>Entity\Review.php</text:p>
      <text:p text:style-name="P4"/>
      <text:p text:style-name="P5"><text:span text:style-name="T21"><text:s text:c="4"/></text:span><text:span text:style-name="T27">public function </text:span><text:span text:style-name="T21">setCreatedAtValue()</text:span></text:p>
      <text:p text:style-name="P24"><text:s text:c="4"/>{</text:p>
      <text:p text:style-name="P20"><text:span text:style-name="T21"><text:s text:c="8"/></text:span><text:span text:style-name="T30">// Add your code here</text:span></text:p>
      <text:p text:style-name="P20"><text:span text:style-name="T21"><text:s text:c="8"/></text:span><text:span text:style-name="T28">if</text:span><text:span text:style-name="T21">(!$this-&gt;getCreatedAt())</text:span></text:p>
      <text:p text:style-name="P24"><text:s text:c="8"/>{</text:p>
      <text:p text:style-name="P20"><text:span text:style-name="T21"><text:s text:c="12"/>$this-&gt;created_at = </text:span><text:span text:style-name="T28">new </text:span><text:span text:style-name="T21">\DateTime();</text:span></text:p>
      <text:p text:style-name="P24"><text:s text:c="8"/>}</text:p>
      <text:p text:style-name="P24"><text:s text:c="4"/>}</text:p>
      <text:p text:style-name="P20"/>
      <text:p text:style-name="P20"><text:span text:style-name="T21"><text:s text:c="4"/></text:span><text:span text:style-name="T31">/**</text:span></text:p>
      <text:p text:style-name="P32"><text:s text:c="5"/>* @ORM\PreUpdate</text:p>
      <text:p text:style-name="P32"><text:s text:c="5"/>*/</text:p>
      <text:p text:style-name="P20"><text:span text:style-name="T21"><text:s text:c="4"/></text:span><text:span text:style-name="T28">public function </text:span><text:span text:style-name="T21">setUpdatedAtValue()</text:span></text:p>
      <text:p text:style-name="P24"><text:s text:c="4"/>{</text:p>
      <text:p text:style-name="P20"><text:span text:style-name="T21"><text:s text:c="8"/></text:span><text:span text:style-name="T30">// Add your code here</text:span></text:p>
      <text:p text:style-name="P20"><text:span text:style-name="T21"><text:s text:c="8"/>$this-&gt;updated_at = </text:span><text:span text:style-name="T28">new </text:span><text:span text:style-name="T21">\DateTime();</text:span></text:p>
      <text:p text:style-name="P24"><text:s text:c="4"/>}</text:p>
      <text:p text:style-name="P24"/>
      <text:p text:style-name="P12"><text:span text:style-name="T5">src\Application\ShopBundle\</text:span>Entity\Transaction.php</text:p>
      <text:p text:style-name="P12"><text:span text:style-name="T5">src\Application\ShopBundle\</text:span>Entity\User.php</text:p>
      <text:p text:style-name="P4"/>
      <text:p text:style-name="P5"><text:span text:style-name="T21"><text:s text:c="4"/></text:span><text:span text:style-name="T31">/**</text:span></text:p>
      <text:p text:style-name="P32"><text:s text:c="5"/>* @ORM\PrePersist</text:p>
      <text:p text:style-name="P32"><text:s text:c="5"/>*/</text:p>
      <text:p text:style-name="P20"><text:span text:style-name="T21"><text:s text:c="4"/></text:span><text:span text:style-name="T28">public function </text:span><text:span text:style-name="T21">setCreatedAtValue()</text:span></text:p>
      <text:p text:style-name="P24"><text:s text:c="4"/>{</text:p>
      <text:p text:style-name="P20"><text:span text:style-name="T21"><text:s text:c="8"/></text:span><text:span text:style-name="T30">// Add your code here</text:span></text:p>
      <text:p text:style-name="P20"><text:span text:style-name="T21"><text:s text:c="8"/>$this-&gt;created_at = </text:span><text:span text:style-name="T28">new </text:span><text:span text:style-name="T21">\DateTime();</text:span></text:p>
      <text:p text:style-name="P24"><text:s text:c="4"/>}</text:p>
      <text:p text:style-name="P4"/>
      <text:p text:style-name="P6">6. Tworzenie lub aktualizacja tabel za pomocą polecenia</text:p>
      <text:p text:style-name="P6"/>
      <text:p text:style-name="P7"><text:tab/><text:span text:style-name="T1">php app/console doctrine:schema:update --force</text:span></text:p>
      <text:p text:style-name="P4"/>
      <text:p text:style-name="P4"/>
      <text:p text:style-name="P4"/>
      <text:p text:style-name="P4"/>
      <text:p text:style-name="P4"/>
      <text:p text:style-name="P9">The Initial Data - Fixtures </text:p>
      <text:p text:style-name="P6"/>
      <text:p text:style-name="P6">1. Instalacja pakietu - <text:a xlink:type="simple" xlink:href="http://getcomposer.org/download/">http://getcomposer.org/download/</text:a> </text:p>
      <text:p text:style-name="P6"><text:span text:style-name="T8">Otwieramy wiersz poleceń GitBash</text:span> i przechodzimy do katalogu z projektem C:\sf2-tutorials\shop</text:p>
      <text:p text:style-name="P6"/>
      <text:p text:style-name="P6">Do wiersz poleceń wprowadzamy:</text:p>
      <text:p text:style-name="P6"/>
      <text:p text:style-name="P3"><text:span text:style-name="T9">curl -s https://getcomposer.org/installer | php</text:span> </text:p>
      <text:p text:style-name="P3"/>
      <text:p text:style-name="P6">Do katalogu C:\sf2-tutorials\shop zostaje dodany plik <text:span text:style-name="T3">composer.phar</text:span></text:p>
      <text:p text:style-name="P6"/>
      <text:p text:style-name="P6">2. Wirtualny serwer wamp ustawienia:</text:p>
      <text:p text:style-name="P6"/>
      <text:p text:style-name="P6">C:\wamp\bin\php\php5.3.4\php.ini</text:p>
      <text:p text:style-name="P6">extension=php_openssl.dll – zdejmujemy komentarz</text:p>
      <text:p text:style-name="P6"/>
      <text:p text:style-name="P6">C:\wamp\bin\apache\Apache2.2.17\bin\php.ini</text:p>
      <text:p text:style-name="P6">extension=php_openssl.dll – zdejmujemy komentarz</text:p>
      <text:p text:style-name="P6"/>
      <text:p text:style-name="P6">3. Instalacja biblioteki</text:p>
      <text:p text:style-name="P6"/>
      <text:p text:style-name="P6">Usuwamy plik .git</text:p>
      <text:p text:style-name="P8"/>
      <text:p text:style-name="P6"><text:soft-page-break/><text:span text:style-name="T10"><text:tab/></text:span><text:span text:style-name="T12">rm -rf vendor/**/.git</text:span></text:p>
      <text:p text:style-name="P15"/>
      <text:p text:style-name="P6"><text:span text:style-name="T11">lub usuwamy cały katalog </text:span><text:span text:style-name="T12">rm -rf vendor</text:span><text:span text:style-name="T11"> (symfony v.2.1.*)</text:span></text:p>
      <text:p text:style-name="P15"/>
      <text:p text:style-name="P16">przed wywołaniem polecenia:</text:p>
      <text:p text:style-name="P16"/>
      <text:p text:style-name="P18"><text:span text:style-name="T13">$ php composer.phar update</text:span><text:span text:style-name="T17"> </text:span></text:p>
      <text:p text:style-name="P18"/>
      <text:p text:style-name="P6">Do pliku composer.json dodajem następujący wpis:</text:p>
      <text:p text:style-name="P35"/>
      <text:p text:style-name="P11">{</text:p>
      <text:p text:style-name="P11"><text:s text:c="4"/>"require": {</text:p>
      <text:p text:style-name="P11">...</text:p>
      <text:p text:style-name="P13"><text:span text:style-name="T18"><text:s text:c="8"/>"doctrine/doctrine-fixtures-bundle": "</text:span><text:span text:style-name="T20">dev</text:span><text:span text:style-name="T18">-master",</text:span></text:p>
      <text:p text:style-name="P21"><text:s text:c="8"/>"doctrine/data-fixtures": "<text:span text:style-name="T19">dev</text:span>-master"</text:p>
      <text:p text:style-name="P11"><text:s text:c="4"/>}</text:p>
      <text:p text:style-name="P11">}</text:p>
      <text:p text:style-name="P6"/>
      <text:p text:style-name="P6">4. Update wersji biblioteki</text:p>
      <text:p text:style-name="P6"/>
      <text:p text:style-name="P19">Biblioteki najlepiej instalować eksportująć projekt (bez svn) następnie wpisujemy polecenie</text:p>
      <text:p text:style-name="P6"/>
      <text:p text:style-name="P3">$ php composer.phar update</text:p>
      <text:p text:style-name="P3"/>
      <text:p text:style-name="P3">lub</text:p>
      <text:p text:style-name="P17"/>
      <text:p text:style-name="P3"><text:span text:style-name="T9">$ php composer.phar update doctrine/doctrine-fixtures-bundle</text:span> </text:p>
      <text:p text:style-name="P3"/>
      <text:p text:style-name="P3"><text:span text:style-name="T14">Jeżeli wszystko działa, to teraz można znaleźć pliki pakietu </text:span><text:span text:style-name="Teletype"><text:span text:style-name="T15">DoctrineFixturesBundle </text:span></text:span><text:span text:style-name="T14">w katalogu</text:span></text:p>
      <text:p text:style-name="P3"><text:span text:style-name="Teletype"><text:span text:style-name="T15">vendor/doctrine/doctrine-fixtures-bundle</text:span></text:span><text:span text:style-name="T14">.</text:span> </text:p>
      <text:p text:style-name="P3"><text:span text:style-name="Teletype"><text:span text:style-name="T15">DoctrineFixturesBundle </text:span></text:span><text:span text:style-name="T14">instaluje bibliotekę </text:span><text:a xlink:type="simple" xlink:href="https://github.com/doctrine/data-fixtures"><text:span text:style-name="T16">Doctrine Data Fixtures</text:span></text:a><text:span text:style-name="T14">. Biblioteke ta można znaleźć w</text:span></text:p>
      <text:p text:style-name="P3"><text:span text:style-name="Teletype"><text:span text:style-name="T15">vendor/doctrine/data-fixtures</text:span></text:span><text:span text:style-name="T14">.</text:span> </text:p>
      <text:p text:style-name="P3"/>
      <text:p text:style-name="P19">Po zainstalowaniu bibliotek przerzucamy pliki z powrotem do projektu z svn i comitujemy</text:p>
      <text:p text:style-name="P6"/>
      <text:p text:style-name="P6"/>
      <text:p text:style-name="P6"/>
      <text:p text:style-name="P6"/>
      <text:p text:style-name="P6"/>
      <text:p text:style-name="P6">5. Rejestracja bibliotek w projekcie</text:p>
      <text:p text:style-name="P6"/>
      <text:p text:style-name="P6">/shop/app/AppKernel.php</text:p>
      <text:p text:style-name="P6"/>
      <text:p text:style-name="P6">// ...</text:p>
      <text:p text:style-name="P10"><text:span text:style-name="T21"><text:s text:c="4"/></text:span><text:span text:style-name="T28">public function </text:span><text:span text:style-name="T21">registerBundles()</text:span></text:p>
      <text:p text:style-name="P24"><text:s text:c="4"/>{</text:p>
      <text:p text:style-name="P20"><text:span text:style-name="T21"><text:s text:c="8"/>$bundles = </text:span><text:span text:style-name="T28">array</text:span><text:span text:style-name="T21">(</text:span></text:p>
      <text:p text:style-name="P25">...</text:p>
      <text:p text:style-name="P20"><text:span text:style-name="T23"><text:s text:c="12"/></text:span><text:span text:style-name="T29">new </text:span><text:span text:style-name="T22">Doctrine\Bundle\FixturesBundle\DoctrineFixturesBundle(),</text:span></text:p>
      <text:p text:style-name="P24"><text:s text:c="8"/>);</text:p>
      <text:p text:style-name="P20"/>
      <text:p text:style-name="P20"><text:span text:style-name="T21"><text:s text:c="8"/></text:span><text:span text:style-name="T28">return </text:span><text:span text:style-name="T21">$bundles;</text:span></text:p>
      <text:p text:style-name="P24"><text:s text:c="4"/>}</text:p>
      <text:p text:style-name="P24"/>
      <text:p text:style-name="P26">po wprowadzeniu komenty:</text:p>
      <text:p text:style-name="P26"/>
      <text:p text:style-name="P29">php app/console</text:p>
      <text:p text:style-name="P26"/>
      <text:p text:style-name="P26">Powinniśmy zobaczyć nowe polecenia symfony miedzy innymi:</text:p>
      <text:p text:style-name="P26"/>
      <text:p text:style-name="P29">doctrine:fixtures:load</text:p>
      <text:p text:style-name="P29"/>
      <text:p text:style-name="P29"/>
      <text:p text:style-name="P28"><text:soft-page-break/>Tworzymy klasy do ładoania danych</text:p>
      <text:p text:style-name="P30"/>
      <text:p text:style-name="P30">1.</text:p>
      <text:p text:style-name="P30"/>
      <text:p text:style-name="P30">src/Application/ShopBundle/<text:span text:style-name="T3">DataFixtures/ORM/LoadCategoryData.php</text:span></text:p>
      <text:p text:style-name="P30">src/Application/ShopBundle/<text:span text:style-name="T3">DataFixtures/ORM/LoadImageData.php</text:span></text:p>
      <text:p text:style-name="P30">src/Application/ShopBundle/<text:span text:style-name="T3">DataFixtures/ORM/LoadProductData.php</text:span></text:p>
      <text:p text:style-name="P30">src/Application/ShopBundle/<text:span text:style-name="T3">DataFixtures/ORM/LoadProductTransactionData.php</text:span></text:p>
      <text:p text:style-name="P30">src/Application/ShopBundle/<text:span text:style-name="T3">DataFixtures/ORM/LoadReviewData.php</text:span></text:p>
      <text:p text:style-name="P30">src/Application/ShopBundle/<text:span text:style-name="T3">DataFixtures/ORM/LoadTransactionData.php</text:span></text:p>
      <text:p text:style-name="P30">src/Application/ShopBundle/<text:span text:style-name="T3">DataFixtures/ORM/LoadUserData.php</text:span></text:p>
      <text:p text:style-name="P23"/>
      <text:p text:style-name="P33"><text:span text:style-name="T18">nullable: false - </text:span><text:span text:style-name="T24">wartość domyślna, obowiązkowo musimy podać dane</text:span></text:p>
      <text:p text:style-name="P33"><text:span text:style-name="T18">nullable: true - </text:span><text:span text:style-name="T24">nie musimy wypełniać pola danymi</text:span></text:p>
      <text:p text:style-name="P26"/>
      <text:p text:style-name="P26">2. Załadowanie danych do tabel:</text:p>
      <text:p text:style-name="P26"/>
      <text:p text:style-name="P29">php app/console doctrine:fixtures:load</text:p>
      <text:p text:style-name="P29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Tworzymy strony produktowe</text:p>
      <text:p text:style-name="P30"/>
      <text:p text:style-name="P30">1.</text:p>
      <text:p text:style-name="P29"/>
      <text:p text:style-name="P29">php app/console doctrine:generate:crud </text:p>
      <text:p text:style-name="P29">--entity=ApplicationShopBundle:Product </text:p>
      <text:p text:style-name="P29">--route-prefix=application_product </text:p>
      <text:p text:style-name="P29">--with-write </text:p>
      <text:p text:style-name="P29">--format=yml</text:p>
      <text:p text:style-name="P29"/>
      <text:p text:style-name="P30">2. Czyszczenie cache:</text:p>
      <text:p text:style-name="P30"/>
      <text:p text:style-name="P29">php app/console cache:clear --env=prod</text:p>
      <text:p text:style-name="P29">php app/console cache:clear –env=dev</text:p>
      <text:p text:style-name="P29"/>
      <text:list xml:id="list35457728" text:style-name="L1">
        <text:list-header>
          <text:p text:style-name="P43">3. Nowa strona dostępna jest pod adresem:</text:p>
        </text:list-header>
      </text:list>
      <text:p text:style-name="P30"/>
      <text:p text:style-name="P34"><text:a xlink:type="simple" xlink:href="http://jobeet2.localhost/app_dev.php/job">http://shop.localhost/app_dev.php/</text:a><text:span text:style-name="T6">product</text:span></text:p>
      <text:p text:style-name="P29"><text:a xlink:type="simple" xlink:href="http://shop.localhost/app.php/product"><text:span text:style-name="T7">http://shop.localhost/app.php/product</text:span></text:a></text:p>
      <text:p text:style-name="P30"/>
      <text:p text:style-name="P30"/>
      <text:p text:style-name="P31">Podsumowanie</text:p>
      <text:p text:style-name="P30"/>
      <text:p text:style-name="P29"><text:soft-page-break/>php app/console doctrine:database:create</text:p>
      <text:p text:style-name="P29">php app/console doctrine:generate:entities ApplicationShopBundle</text:p>
      <text:p text:style-name="P29">php app/console doctrine:schema:update –force</text:p>
      <text:p text:style-name="P29">php app/console doctrine:fixtures:load</text:p>
      <text:p text:style-name="P29"/>
      <text:p text:style-name="P29">php app/console doctrine:generate:crud </text:p>
      <text:p text:style-name="P29">--entity=ApplicationShopBundle:Product </text:p>
      <text:p text:style-name="P29">--route-prefix=application_product </text:p>
      <text:p text:style-name="P29">--with-write </text:p>
      <text:p text:style-name="P29">--format=yml</text:p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Generowanie kontrolera CRUD</text:p>
      <text:p text:style-name="P30"/>
      <text:p text:style-name="P26">1. Dodanie nowych plików za pomocą polecenia:</text:p>
      <text:p text:style-name="P26"/>
      <text:p text:style-name="P29">php app/console doctrine:generate:crud </text:p>
      <text:p text:style-name="P29">--entity=ApplicationShopBundle:Product</text:p>
      <text:p text:style-name="P29">--route-prefix=application_product </text:p>
      <text:p text:style-name="P29">--with-write </text:p>
      <text:p text:style-name="P29">--format=yml</text:p>
      <text:p text:style-name="P30"/>
      <text:p text:style-name="P30">src/Application/ShopBundle/Controller/<text:span text:style-name="T3">ProductController.php</text:span></text:p>
      <text:p text:style-name="P30"/>
      <text:p text:style-name="P30">src/Application/ShopBundle/<text:span text:style-name="T3">Form/ProductType.php</text:span></text:p>
      <text:p text:style-name="P30"/>
      <text:p text:style-name="P30">src/Application/ShopBundle/Resources/config/routing.yml</text:p>
      <text:p text:style-name="P30">src/Application/ShopBundle/Resources/config/<text:span text:style-name="T3">routing/product.yml</text:span></text:p>
      <text:p text:style-name="P30"/>
      <text:p text:style-name="P30">src/Application/ShopBundle/Resources/views/<text:span text:style-name="T3">Product/edit.html.twig</text:span></text:p>
      <text:p text:style-name="P30">src/Application/ShopBundle/Resources/views/<text:span text:style-name="T3">Product/index.html.twig</text:span></text:p>
      <text:p text:style-name="P30">src/Application/ShopBundle/Resources/views/<text:span text:style-name="T3">Product/new.html.twig</text:span></text:p>
      <text:p text:style-name="P30">src/Application/ShopBundle/Resources/views/<text:span text:style-name="T3">Product/show.html.twig</text:span></text:p>
      <text:p text:style-name="P30"/>
      <text:p text:style-name="P30">src/Application/ShopBundle/Tests/Controller/<text:span text:style-name="T3">ProductControllerTest.php</text:span></text:p>
      <text:p text:style-name="P30"><text:soft-page-break/></text:p>
      <text:p text:style-name="P30"/>
      <text:p text:style-name="P27">2. Dodanie przekierowania do ruting-u:</text:p>
      <text:p text:style-name="P27"/>
      <text:p text:style-name="P30">src/Application/ShopBundle/Resources/config/routing.yml</text:p>
      <text:p text:style-name="P30"/>
      <text:p text:style-name="P22">#application_shop_application_product:</text:p>
      <text:p text:style-name="P21"># <text:s text:c="3"/>resource: "@ApplicationShopBundle/Resources/config/routing/product.yml"</text:p>
      <text:p text:style-name="P21"># <text:s text:c="3"/>prefix: <text:s text:c="2"/>/application_product</text:p>
      <text:p text:style-name="P20"/>
      <text:p text:style-name="P21">application_shop_product:</text:p>
      <text:p text:style-name="P21"><text:s text:c="4"/>resource: "@ApplicationShopBundle/Resources/config/routing/product.yml"</text:p>
      <text:p text:style-name="P21"><text:s text:c="4"/>prefix: <text:s text:c="2"/>/product</text:p>
      <text:p text:style-name="P20"/>
      <text:p text:style-name="P20">application_shop_homepage:</text:p>
      <text:p text:style-name="P20"><text:s text:c="4"/>path: <text:s text:c="4"/>/hello/{name}</text:p>
      <text:p text:style-name="P20"><text:s text:c="4"/>defaults: { _controller: ApplicationShopBundle:Default:index }</text:p>
      <text:p text:style-name="P20"/>
      <text:p text:style-name="P34"><text:span text:style-name="T25">3. Dodajemy jeszcze metodę do kategorii i t</text:span><text:span text:style-name="T26">ransakcji</text:span><text:span text:style-name="T25">:</text:span></text:p>
      <text:p text:style-name="P26"/>
      <text:p text:style-name="P26">src/Application/ShopBundle/Entity/Category.php</text:p>
      <text:p text:style-name="P26"/>
      <text:p text:style-name="P21"><text:s text:c="4"/><text:span text:style-name="T17">public function </text:span>__toString()</text:p>
      <text:p text:style-name="P21"><text:s text:c="4"/>{</text:p>
      <text:p text:style-name="P21"><text:s text:c="8"/><text:span text:style-name="T17">return </text:span>$this-&gt;getTitle();</text:p>
      <text:p text:style-name="P21"><text:s text:c="4"/>}</text:p>
      <text:p text:style-name="P26"/>
      <text:p text:style-name="P26">src/Application/ShopBundle/Entity/Transaction.php</text:p>
      <text:p text:style-name="P26"/>
      <text:p text:style-name="P21"><text:s text:c="4"/><text:span text:style-name="T17">public function </text:span>__toString()</text:p>
      <text:p text:style-name="P21"><text:s text:c="4"/>{</text:p>
      <text:p text:style-name="P21"><text:s text:c="8"/><text:span text:style-name="T17">return </text:span>$this-&gt;getShippingAddress();</text:p>
      <text:p text:style-name="P21"><text:s text:c="4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sans-serif"/>
    <style:font-face style:name="Curent new" svg:font-family="'Curent new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MS PGothic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20M59S</meta:editing-duration>
    <meta:editing-cycles>84</meta:editing-cycles>
    <meta:generator>OpenOffice.org/3.3$Win32 OpenOffice.org_project/330m20$Build-9567</meta:generator>
    <dc:date>2015-12-08T16:42:33.19</dc:date>
    <dc:creator>szymon idczak</dc:creator>
    <meta:document-statistic meta:table-count="0" meta:image-count="0" meta:object-count="0" meta:page-count="7" meta:paragraph-count="218" meta:word-count="626" meta:character-count="7900"/>
    <meta:user-defined meta:name="Info 1"/>
    <meta:user-defined meta:name="Info 2"/>
    <meta:user-defined meta:name="Info 3"/>
    <meta:user-defined meta:name="Info 4"/>
  </office:meta>
</office:document-meta>
</file>